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Importando as dependências<text:line-break/>const express = require('express');<text:line-break/>const mysql = require('mysql');<text:line-break/><text:line-break/>// Criando a aplicação express<text:line-break/>const app = express();<text:line-break/>const port = 3000;<text:line-break/><text:line-break/>// Configurando o banco de dados MySQL<text:line-break/>const db = mysql.createConnection({<text:line-break/> <text:s/>host: 'localhost',<text:line-break/> <text:s/>user: 'root', <text:s/>// Alterar conforme seu usuário MySQL<text:line-break/> <text:s/>password: '', <text:s/>// Alterar conforme sua senha MySQL<text:line-break/> <text:s/>database: 'agenda_db'<text:line-break/>});<text:line-break/><text:line-break/>db.connect((err) =&gt; {<text:line-break/> <text:s/>if (err) throw err;<text:line-break/> <text:s/>console.log('Conectado ao banco de dados MySQL');<text:line-break/>});<text:line-break/><text:line-break/>// Configurando o express para servir arquivos estáticos<text:line-break/>app.use(express.static('public'));<text:line-break/><text:line-break/>// Rota para exibir a interface<text:line-break/>app.get('/', (req, res) =&gt; {<text:line-break/> <text:s/>res.sendFile(__dirname + '/index.html');<text:line-break/>});<text:line-break/><text:line-break/>// Inicializando o servidor<text:line-break/>app.listen(port, () =&gt; {<text:line-break/> <text:s/>console.log(`Servidor rodando em http://localhost:${port}`);<text:line-break/>});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06T10:01:36.543000000</dc:date>
    <meta:editing-duration>PT16S</meta:editing-duration>
    <meta:editing-cycles>1</meta:editing-cycles>
    <meta:document-statistic meta:table-count="0" meta:image-count="0" meta:object-count="0" meta:page-count="1" meta:paragraph-count="1" meta:word-count="108" meta:character-count="829" meta:non-whitespace-character-count="697"/>
    <meta:generator>LibreOffice/7.1.5.2$Windows_X86_64 LibreOffice_project/85f04e9f809797b8199d13c421bd8a2b025d52b5</meta:generator>
  </office:meta>
</office:document-meta>
</file>